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GG Price Timeline" draw:style-name="gr1" draw:text-style-name="P1" svg:width="971.72pt" svg:height="558.68pt" svg:x="1097.26pt" svg:y="447.76pt">
            <loext:p draw:notify-on-update-of-ranges="Sheet1.B3:Sheet1.B35 Sheet1.D2:Sheet1.D2 Sheet1.D3:Sheet1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G Price Timeline" draw:style-name="gr1" draw:text-style-name="P1" svg:width="971.72pt" svg:height="558.68pt" svg:x="62.53pt" svg:y="455.02pt">
            <loext:p draw:notify-on-update-of-ranges="Sheet1.B3:Sheet1.B12 Sheet1.D2:Sheet1.D2 Sheet1.D3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4"/>
        <table:table-column table:style-name="co1" table:number-columns-repeated="1014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GULD/GG</text:p>
          </table:table-cell>
          <table:table-cell office:value-type="string" calcext:value-type="string">
            <text:p>GG/GULD</text:p>
          </table:table-cell>
          <table:table-cell office:value-type="string" calcext:value-type="string">
            <text:p>Delta</text:p>
          </table:table-cell>
          <table:table-cell table:style-name="Default" office:value-type="string" calcext:value-type="string">
            <text:p>Slope</text:p>
          </table:table-cell>
          <table:table-cell table:style-name="Default" office:value-type="string" calcext:value-type="string">
            <text:p>Acceleration</text:p>
          </table:table-cell>
          <table:table-cell table:style-name="Default" office:value-type="string" calcext:value-type="string">
            <text:p>% Price Increase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" office:value-type="date" office:date-value="2018-04-06" calcext:value-type="date">
            <text:p>04/06/18</text:p>
          </table:table-cell>
          <table:table-cell/>
          <table:table-cell office:value-type="float" office:value="0.00014085" calcext:value-type="float">
            <text:p>0.00014085</text:p>
          </table:table-cell>
          <table:table-cell office:value-type="float" office:value="7100" calcext:value-type="float">
            <text:p>7100</text:p>
          </table:table-cell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formula="of:=DATE(YEAR([.B3]); MONTH([.B3]); DAY([.B3])+7)" office:value-type="date" office:date-value="2018-04-13" calcext:value-type="date">
            <text:p>04/13/18</text:p>
          </table:table-cell>
          <table:table-cell table:formula="of:=[.B4]-[.B3]" office:value-type="float" office:value="7" calcext:value-type="float">
            <text:p>7</text:p>
          </table:table-cell>
          <table:table-cell office:value-type="float" office:value="0.0002" calcext:value-type="float">
            <text:p>0.0002</text:p>
          </table:table-cell>
          <table:table-cell table:formula="of:=1/[.D4]" office:value-type="float" office:value="5000" calcext:value-type="float">
            <text:p>5000</text:p>
          </table:table-cell>
          <table:table-cell table:formula="of:=[.D4]-[.D3]" office:value-type="float" office:value="0.00005915" calcext:value-type="float">
            <text:p>0.00005915</text:p>
          </table:table-cell>
          <table:table-cell table:formula="of:=[.F4]/[.C4]*1000000" office:value-type="float" office:value="8.45" calcext:value-type="float">
            <text:p>8.45</text:p>
          </table:table-cell>
          <table:table-cell/>
          <table:table-cell table:formula="of:=[.D4]/[.D$3]-1" office:value-type="percentage" office:value="0.419950301739439" calcext:value-type="percentage">
            <text:p>42.00%</text:p>
          </table:table-cell>
          <table:table-cell table:formula="of:=[.D4]/[.D3]-1" office:value-type="percentage" office:value="0.419950301739439" calcext:value-type="percentage">
            <text:p>42.00%</text:p>
          </table:table-cell>
          <table:table-cell table:number-columns-repeated="1014"/>
        </table:table-row>
        <table:table-row table:style-name="ro1">
          <table:table-cell/>
          <table:table-cell table:formula="of:=DATE(YEAR([.B4]); MONTH([.B4]); DAY([.B4])+[.C5])" office:value-type="date" office:date-value="2018-04-20" calcext:value-type="date">
            <text:p>04/20/18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table:formula="of:=1/[.D5]" office:value-type="float" office:value="1000" calcext:value-type="float">
            <text:p>1000</text:p>
          </table:table-cell>
          <table:table-cell table:formula="of:=[.D5]-[.D4]" office:value-type="float" office:value="0.0008" calcext:value-type="float">
            <text:p>0.0008</text:p>
          </table:table-cell>
          <table:table-cell table:formula="of:=[.F5]/[.C5]*1000000" office:value-type="float" office:value="114.285714285714" calcext:value-type="float">
            <text:p>114.29</text:p>
          </table:table-cell>
          <table:table-cell table:formula="of:=[.G5]-[.G4]" office:value-type="float" office:value="105.835714285714" calcext:value-type="float">
            <text:p>105.84</text:p>
          </table:table-cell>
          <table:table-cell table:formula="of:=[.D5]/[.D$3]-1" office:value-type="percentage" office:value="6.0997515086972" calcext:value-type="percentage">
            <text:p>609.98%</text:p>
          </table:table-cell>
          <table:table-cell table:formula="of:=[.D5]/[.D4]-1" office:value-type="percentage" office:value="4" calcext:value-type="percentage">
            <text:p>400.00%</text:p>
          </table:table-cell>
          <table:table-cell table:number-columns-repeated="1014"/>
        </table:table-row>
        <table:table-row table:style-name="ro1">
          <table:table-cell/>
          <table:table-cell table:formula="of:=DATE(YEAR([.B5]); MONTH([.B5]); DAY([.B5])+[.C6])" office:value-type="date" office:date-value="2018-04-27" calcext:value-type="date">
            <text:p>04/27/18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formula="of:=1/[.D6]" office:value-type="float" office:value="500" calcext:value-type="float">
            <text:p>500</text:p>
          </table:table-cell>
          <table:table-cell table:formula="of:=[.D6]-[.D5]" office:value-type="float" office:value="0.001" calcext:value-type="float">
            <text:p>0.001</text:p>
          </table:table-cell>
          <table:table-cell table:formula="of:=[.F6]/[.C6]*1000000" office:value-type="float" office:value="142.857142857143" calcext:value-type="float">
            <text:p>142.86</text:p>
          </table:table-cell>
          <table:table-cell table:formula="of:=[.G6]-[.G5]" office:value-type="float" office:value="28.5714285714286" calcext:value-type="float">
            <text:p>28.57</text:p>
          </table:table-cell>
          <table:table-cell table:formula="of:=[.D6]/[.D$3]-1" office:value-type="percentage" office:value="13.1995030173944" calcext:value-type="percentage">
            <text:p>1319.95%</text:p>
          </table:table-cell>
          <table:table-cell table:formula="of:=[.D6]/[.D5]-1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/>
          <table:table-cell table:formula="of:=DATE(YEAR([.B6]); MONTH([.B6]); DAY([.B6])+[.C7])" office:value-type="date" office:date-value="2018-05-04" calcext:value-type="date">
            <text:p>05/04/18</text:p>
          </table:table-cell>
          <table:table-cell office:value-type="float" office:value="7" calcext:value-type="float">
            <text:p>7</text:p>
          </table:table-cell>
          <table:table-cell office:value-type="float" office:value="0.0025" calcext:value-type="float">
            <text:p>0.0025</text:p>
          </table:table-cell>
          <table:table-cell table:formula="of:=1/[.D7]" office:value-type="float" office:value="400" calcext:value-type="float">
            <text:p>400</text:p>
          </table:table-cell>
          <table:table-cell table:formula="of:=[.D7]-[.D6]" office:value-type="float" office:value="0.0005" calcext:value-type="float">
            <text:p>0.0005</text:p>
          </table:table-cell>
          <table:table-cell table:formula="of:=[.F7]/[.C7]*1000000" office:value-type="float" office:value="71.4285714285714" calcext:value-type="float">
            <text:p>71.43</text:p>
          </table:table-cell>
          <table:table-cell table:formula="of:=[.G7]-[.G6]" office:value-type="float" office:value="-71.4285714285714" calcext:value-type="float">
            <text:p>-71.43</text:p>
          </table:table-cell>
          <table:table-cell table:formula="of:=[.D7]/[.D$3]-1" office:value-type="percentage" office:value="16.749378771743" calcext:value-type="percentage">
            <text:p>1674.94%</text:p>
          </table:table-cell>
          <table:table-cell table:formula="of:=[.D7]/[.D6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7]); MONTH([.B7]); DAY([.B7])+[.C8])" office:value-type="date" office:date-value="2018-05-18" calcext:value-type="date">
            <text:p>05/18/18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table:formula="of:=1/[.D8]" office:value-type="float" office:value="250" calcext:value-type="float">
            <text:p>250</text:p>
          </table:table-cell>
          <table:table-cell table:formula="of:=[.D8]-[.D7]" office:value-type="float" office:value="0.0015" calcext:value-type="float">
            <text:p>0.0015</text:p>
          </table:table-cell>
          <table:table-cell table:formula="of:=[.F8]/[.C8]*1000000" office:value-type="float" office:value="107.142857142857" calcext:value-type="float">
            <text:p>107.14</text:p>
          </table:table-cell>
          <table:table-cell table:formula="of:=[.G8]-[.G7]" office:value-type="float" office:value="35.7142857142857" calcext:value-type="float">
            <text:p>35.71</text:p>
          </table:table-cell>
          <table:table-cell table:formula="of:=[.D8]/[.D$3]-1" office:value-type="percentage" office:value="27.3990060347888" calcext:value-type="percentage">
            <text:p>2739.90%</text:p>
          </table:table-cell>
          <table:table-cell table:formula="of:=[.D8]/[.D7]-1" office:value-type="percentage" office:value="0.6" calcext:value-type="percentage">
            <text:p>60.00%</text:p>
          </table:table-cell>
          <table:table-cell table:number-columns-repeated="1014"/>
        </table:table-row>
        <table:table-row table:style-name="ro1">
          <table:table-cell/>
          <table:table-cell table:formula="of:=DATE(YEAR([.B8]); MONTH([.B8]); DAY([.B8])+[.C9])" office:value-type="date" office:date-value="2018-06-01" calcext:value-type="date">
            <text:p>06/01/18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table:formula="of:=1/[.D9]" office:value-type="float" office:value="200" calcext:value-type="float">
            <text:p>200</text:p>
          </table:table-cell>
          <table:table-cell table:formula="of:=[.D9]-[.D8]" office:value-type="float" office:value="0.001" calcext:value-type="float">
            <text:p>0.001</text:p>
          </table:table-cell>
          <table:table-cell table:formula="of:=[.F9]/[.C9]*1000000" office:value-type="float" office:value="71.4285714285714" calcext:value-type="float">
            <text:p>71.43</text:p>
          </table:table-cell>
          <table:table-cell table:formula="of:=[.G9]-[.G8]" office:value-type="float" office:value="-35.7142857142856" calcext:value-type="float">
            <text:p>-35.71</text:p>
          </table:table-cell>
          <table:table-cell table:formula="of:=[.D9]/[.D$3]-1" office:value-type="percentage" office:value="34.498757543486" calcext:value-type="percentage">
            <text:p>3449.88%</text:p>
          </table:table-cell>
          <table:table-cell table:formula="of:=[.D9]/[.D8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9]); MONTH([.B9]); DAY([.B9])+[.C10])" office:value-type="date" office:date-value="2018-06-22" calcext:value-type="date">
            <text:p>06/22/18</text:p>
          </table:table-cell>
          <table:table-cell office:value-type="float" office:value="21" calcext:value-type="float">
            <text:p>21</text:p>
          </table:table-cell>
          <table:table-cell office:value-type="float" office:value="0.00625" calcext:value-type="float">
            <text:p>0.00625</text:p>
          </table:table-cell>
          <table:table-cell table:formula="of:=1/[.D10]" office:value-type="float" office:value="160" calcext:value-type="float">
            <text:p>160</text:p>
          </table:table-cell>
          <table:table-cell table:formula="of:=[.D10]-[.D9]" office:value-type="float" office:value="0.00125" calcext:value-type="float">
            <text:p>0.00125</text:p>
          </table:table-cell>
          <table:table-cell table:formula="of:=[.F10]/[.C10]*1000000" office:value-type="float" office:value="59.5238095238095" calcext:value-type="float">
            <text:p>59.52</text:p>
          </table:table-cell>
          <table:table-cell table:formula="of:=[.G10]-[.G9]" office:value-type="float" office:value="-11.9047619047619" calcext:value-type="float">
            <text:p>-11.90</text:p>
          </table:table-cell>
          <table:table-cell table:formula="of:=[.D10]/[.D$3]-1" office:value-type="percentage" office:value="43.3734469293575" calcext:value-type="percentage">
            <text:p>4337.34%</text:p>
          </table:table-cell>
          <table:table-cell table:formula="of:=[.D10]/[.D9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0]); MONTH([.B10]); DAY([.B10])+[.C11])" office:value-type="date" office:date-value="2018-07-13" calcext:value-type="date">
            <text:p>07/13/18</text:p>
          </table:table-cell>
          <table:table-cell office:value-type="float" office:value="21" calcext:value-type="float">
            <text:p>21</text:p>
          </table:table-cell>
          <table:table-cell office:value-type="float" office:value="0.008" calcext:value-type="float">
            <text:p>0.008</text:p>
          </table:table-cell>
          <table:table-cell table:formula="of:=1/[.D11]" office:value-type="float" office:value="125" calcext:value-type="float">
            <text:p>125</text:p>
          </table:table-cell>
          <table:table-cell table:formula="of:=[.D11]-[.D10]" office:value-type="float" office:value="0.00175" calcext:value-type="float">
            <text:p>0.00175</text:p>
          </table:table-cell>
          <table:table-cell table:formula="of:=[.F11]/[.C11]*1000000" office:value-type="float" office:value="83.3333333333333" calcext:value-type="float">
            <text:p>83.33</text:p>
          </table:table-cell>
          <table:table-cell table:formula="of:=[.G11]-[.G10]" office:value-type="float" office:value="23.8095238095238" calcext:value-type="float">
            <text:p>23.81</text:p>
          </table:table-cell>
          <table:table-cell table:formula="of:=[.D11]/[.D$3]-1" office:value-type="percentage" office:value="55.7980120695776" calcext:value-type="percentage">
            <text:p>5579.80%</text:p>
          </table:table-cell>
          <table:table-cell table:formula="of:=[.D11]/[.D10]-1" office:value-type="percentage" office:value="0.28" calcext:value-type="percentage">
            <text:p>28.00%</text:p>
          </table:table-cell>
          <table:table-cell table:number-columns-repeated="1014"/>
        </table:table-row>
        <table:table-row table:style-name="ro1">
          <table:table-cell/>
          <table:table-cell table:formula="of:=DATE(YEAR([.B11]); MONTH([.B11]); DAY([.B11])+[.C12])" office:value-type="date" office:date-value="2018-08-03" calcext:value-type="date">
            <text:p>08/03/18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formula="of:=1/[.D12]" office:value-type="float" office:value="100" calcext:value-type="float">
            <text:p>100</text:p>
          </table:table-cell>
          <table:table-cell table:formula="of:=[.D12]-[.D11]" office:value-type="float" office:value="0.002" calcext:value-type="float">
            <text:p>0.002</text:p>
          </table:table-cell>
          <table:table-cell table:formula="of:=[.F12]/[.C12]*1000000" office:value-type="float" office:value="95.2380952380952" calcext:value-type="float">
            <text:p>95.24</text:p>
          </table:table-cell>
          <table:table-cell table:formula="of:=[.G12]-[.G11]" office:value-type="float" office:value="11.9047619047619" calcext:value-type="float">
            <text:p>11.90</text:p>
          </table:table-cell>
          <table:table-cell table:formula="of:=[.D12]/[.D$3]-1" office:value-type="percentage" office:value="69.997515086972" calcext:value-type="percentage">
            <text:p>6999.75%</text:p>
          </table:table-cell>
          <table:table-cell table:formula="of:=[.D12]/[.D11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2]); MONTH([.B12]); DAY([.B12])+[.C13])" office:value-type="date" office:date-value="2018-08-31" calcext:value-type="date">
            <text:p>08/31/18</text:p>
          </table:table-cell>
          <table:table-cell office:value-type="float" office:value="28" calcext:value-type="float">
            <text:p>28</text:p>
          </table:table-cell>
          <table:table-cell office:value-type="float" office:value="0.0125" calcext:value-type="float">
            <text:p>0.0125</text:p>
          </table:table-cell>
          <table:table-cell table:formula="of:=1/[.D13]" office:value-type="float" office:value="80" calcext:value-type="float">
            <text:p>80</text:p>
          </table:table-cell>
          <table:table-cell table:formula="of:=[.D13]-[.D12]" office:value-type="float" office:value="0.0025" calcext:value-type="float">
            <text:p>0.0025</text:p>
          </table:table-cell>
          <table:table-cell table:formula="of:=[.F13]/[.C13]*1000000" office:value-type="float" office:value="89.2857142857143" calcext:value-type="float">
            <text:p>89.29</text:p>
          </table:table-cell>
          <table:table-cell table:formula="of:=[.G13]-[.G12]" office:value-type="float" office:value="-5.95238095238094" calcext:value-type="float">
            <text:p>-5.95</text:p>
          </table:table-cell>
          <table:table-cell table:formula="of:=[.D13]/[.D$3]-1" office:value-type="percentage" office:value="87.7468938587149" calcext:value-type="percentage">
            <text:p>8774.69%</text:p>
          </table:table-cell>
          <table:table-cell table:formula="of:=[.D13]/[.D12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3]); MONTH([.B13]); DAY([.B13])+[.C14])" office:value-type="date" office:date-value="2018-12-07" calcext:value-type="date">
            <text:p>12/07/18</text:p>
          </table:table-cell>
          <table:table-cell table:formula="of:=7*14" office:value-type="float" office:value="98" calcext:value-type="float">
            <text:p>98</text:p>
          </table:table-cell>
          <table:table-cell office:value-type="float" office:value="0.02" calcext:value-type="float">
            <text:p>0.02</text:p>
          </table:table-cell>
          <table:table-cell table:formula="of:=1/[.D14]" office:value-type="float" office:value="50" calcext:value-type="float">
            <text:p>50</text:p>
          </table:table-cell>
          <table:table-cell table:formula="of:=[.D14]-[.D13]" office:value-type="float" office:value="0.0075" calcext:value-type="float">
            <text:p>0.0075</text:p>
          </table:table-cell>
          <table:table-cell table:formula="of:=[.F14]/[.C14]*1000000" office:value-type="float" office:value="76.530612244898" calcext:value-type="float">
            <text:p>76.53</text:p>
          </table:table-cell>
          <table:table-cell table:formula="of:=[.G14]-[.G13]" office:value-type="float" office:value="-12.7551020408164" calcext:value-type="float">
            <text:p>-12.76</text:p>
          </table:table-cell>
          <table:table-cell table:formula="of:=[.D14]/[.D$3]-1" office:value-type="percentage" office:value="140.995030173944" calcext:value-type="percentage">
            <text:p>14099.50%</text:p>
          </table:table-cell>
          <table:table-cell table:formula="of:=[.D14]/[.D13]-1" office:value-type="percentage" office:value="0.6" calcext:value-type="percentage">
            <text:p>60.00%</text:p>
          </table:table-cell>
          <table:table-cell table:number-columns-repeated="1014"/>
        </table:table-row>
        <table:table-row table:style-name="ro1">
          <table:table-cell/>
          <table:table-cell table:formula="of:=DATE(YEAR([.B14]); MONTH([.B14]); DAY([.B14])+[.C15])" office:value-type="date" office:date-value="2019-02-15" calcext:value-type="date">
            <text:p>02/15/19</text:p>
          </table:table-cell>
          <table:table-cell table:formula="of:=7*10" office:value-type="float" office:value="70" calcext:value-type="float">
            <text:p>70</text:p>
          </table:table-cell>
          <table:table-cell office:value-type="float" office:value="0.025" calcext:value-type="float">
            <text:p>0.025</text:p>
          </table:table-cell>
          <table:table-cell table:formula="of:=1/[.D15]" office:value-type="float" office:value="40" calcext:value-type="float">
            <text:p>40</text:p>
          </table:table-cell>
          <table:table-cell table:formula="of:=[.D15]-[.D14]" office:value-type="float" office:value="0.005" calcext:value-type="float">
            <text:p>0.005</text:p>
          </table:table-cell>
          <table:table-cell table:formula="of:=[.F15]/[.C15]*1000000" office:value-type="float" office:value="71.4285714285714" calcext:value-type="float">
            <text:p>71.43</text:p>
          </table:table-cell>
          <table:table-cell table:formula="of:=[.G15]-[.G14]" office:value-type="float" office:value="-5.10204081632651" calcext:value-type="float">
            <text:p>-5.10</text:p>
          </table:table-cell>
          <table:table-cell table:formula="of:=[.D15]/[.D$3]-1" office:value-type="percentage" office:value="176.49378771743" calcext:value-type="percentage">
            <text:p>17649.38%</text:p>
          </table:table-cell>
          <table:table-cell table:formula="of:=[.D15]/[.D14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5]); MONTH([.B15]); DAY([.B15])+[.C16])" office:value-type="date" office:date-value="2019-07-19" calcext:value-type="date">
            <text:p>07/19/19</text:p>
          </table:table-cell>
          <table:table-cell table:formula="of:=7*22" office:value-type="float" office:value="154" calcext:value-type="float">
            <text:p>154</text:p>
          </table:table-cell>
          <table:table-cell office:value-type="float" office:value="0.04" calcext:value-type="float">
            <text:p>0.04</text:p>
          </table:table-cell>
          <table:table-cell table:formula="of:=1/[.D16]" office:value-type="float" office:value="25" calcext:value-type="float">
            <text:p>25</text:p>
          </table:table-cell>
          <table:table-cell table:formula="of:=[.D16]-[.D15]" office:value-type="float" office:value="0.015" calcext:value-type="float">
            <text:p>0.015</text:p>
          </table:table-cell>
          <table:table-cell table:formula="of:=[.F16]/[.C16]*1000000" office:value-type="float" office:value="97.4025974025974" calcext:value-type="float">
            <text:p>97.40</text:p>
          </table:table-cell>
          <table:table-cell table:formula="of:=[.G16]-[.G15]" office:value-type="float" office:value="25.974025974026" calcext:value-type="float">
            <text:p>25.97</text:p>
          </table:table-cell>
          <table:table-cell table:formula="of:=[.D16]/[.D$3]-1" office:value-type="percentage" office:value="282.990060347888" calcext:value-type="percentage">
            <text:p>28299.01%</text:p>
          </table:table-cell>
          <table:table-cell table:formula="of:=[.D16]/[.D15]-1" office:value-type="percentage" office:value="0.6" calcext:value-type="percentage">
            <text:p>60.00%</text:p>
          </table:table-cell>
          <table:table-cell table:number-columns-repeated="1014"/>
        </table:table-row>
        <table:table-row table:style-name="ro1">
          <table:table-cell/>
          <table:table-cell table:formula="of:=DATE(YEAR([.B16]); MONTH([.B16]); DAY([.B16])+[.C17])" office:value-type="date" office:date-value="2019-12-06" calcext:value-type="date">
            <text:p>12/06/19</text:p>
          </table:table-cell>
          <table:table-cell table:formula="of:=7*20" office:value-type="float" office:value="140" calcext:value-type="float">
            <text:p>140</text:p>
          </table:table-cell>
          <table:table-cell office:value-type="float" office:value="0.05" calcext:value-type="float">
            <text:p>0.05</text:p>
          </table:table-cell>
          <table:table-cell table:formula="of:=1/[.D17]" office:value-type="float" office:value="20" calcext:value-type="float">
            <text:p>20</text:p>
          </table:table-cell>
          <table:table-cell table:formula="of:=[.D17]-[.D16]" office:value-type="float" office:value="0.01" calcext:value-type="float">
            <text:p>0.01</text:p>
          </table:table-cell>
          <table:table-cell table:formula="of:=[.F17]/[.C17]*1000000" office:value-type="float" office:value="71.4285714285714" calcext:value-type="float">
            <text:p>71.43</text:p>
          </table:table-cell>
          <table:table-cell table:formula="of:=[.G17]-[.G16]" office:value-type="float" office:value="-25.974025974026" calcext:value-type="float">
            <text:p>-25.97</text:p>
          </table:table-cell>
          <table:table-cell table:formula="of:=[.D17]/[.D$3]-1" office:value-type="percentage" office:value="353.98757543486" calcext:value-type="percentage">
            <text:p>35398.76%</text:p>
          </table:table-cell>
          <table:table-cell table:formula="of:=[.D17]/[.D16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7]); MONTH([.B17]); DAY([.B17])+[.C18])" office:value-type="date" office:date-value="2020-05-08" calcext:value-type="date">
            <text:p>05/08/20</text:p>
          </table:table-cell>
          <table:table-cell table:formula="of:=7*22" office:value-type="float" office:value="154" calcext:value-type="float">
            <text:p>154</text:p>
          </table:table-cell>
          <table:table-cell office:value-type="float" office:value="0.0625" calcext:value-type="float">
            <text:p>0.0625</text:p>
          </table:table-cell>
          <table:table-cell table:formula="of:=1/[.D18]" office:value-type="float" office:value="16" calcext:value-type="float">
            <text:p>16</text:p>
          </table:table-cell>
          <table:table-cell table:formula="of:=[.D18]-[.D17]" office:value-type="float" office:value="0.0125" calcext:value-type="float">
            <text:p>0.0125</text:p>
          </table:table-cell>
          <table:table-cell table:formula="of:=[.F18]/[.C18]*1000000" office:value-type="float" office:value="81.1688311688312" calcext:value-type="float">
            <text:p>81.17</text:p>
          </table:table-cell>
          <table:table-cell table:formula="of:=[.G18]-[.G17]" office:value-type="float" office:value="9.74025974025972" calcext:value-type="float">
            <text:p>9.74</text:p>
          </table:table-cell>
          <table:table-cell table:formula="of:=[.D18]/[.D$3]-1" office:value-type="percentage" office:value="442.734469293575" calcext:value-type="percentage">
            <text:p>44273.45%</text:p>
          </table:table-cell>
          <table:table-cell table:formula="of:=[.D18]/[.D17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18]); MONTH([.B18]); DAY([.B18])+[.C19])" office:value-type="date" office:date-value="2020-11-06" calcext:value-type="date">
            <text:p>11/06/20</text:p>
          </table:table-cell>
          <table:table-cell table:formula="of:=7*26" office:value-type="float" office:value="182" calcext:value-type="float">
            <text:p>182</text:p>
          </table:table-cell>
          <table:table-cell office:value-type="float" office:value="0.08" calcext:value-type="float">
            <text:p>0.08</text:p>
          </table:table-cell>
          <table:table-cell table:formula="of:=1/[.D19]" office:value-type="float" office:value="12.5" calcext:value-type="float">
            <text:p>12.5</text:p>
          </table:table-cell>
          <table:table-cell table:formula="of:=[.D19]-[.D18]" office:value-type="float" office:value="0.0175" calcext:value-type="float">
            <text:p>0.0175</text:p>
          </table:table-cell>
          <table:table-cell table:formula="of:=[.F19]/[.C19]*1000000" office:value-type="float" office:value="96.1538461538462" calcext:value-type="float">
            <text:p>96.15</text:p>
          </table:table-cell>
          <table:table-cell table:formula="of:=[.G19]-[.G18]" office:value-type="float" office:value="14.985014985015" calcext:value-type="float">
            <text:p>14.99</text:p>
          </table:table-cell>
          <table:table-cell table:formula="of:=[.D19]/[.D$3]-1" office:value-type="percentage" office:value="566.980120695776" calcext:value-type="percentage">
            <text:p>56698.01%</text:p>
          </table:table-cell>
          <table:table-cell table:formula="of:=[.D19]/[.D18]-1" office:value-type="percentage" office:value="0.28" calcext:value-type="percentage">
            <text:p>28.00%</text:p>
          </table:table-cell>
          <table:table-cell table:number-columns-repeated="1014"/>
        </table:table-row>
        <table:table-row table:style-name="ro1">
          <table:table-cell/>
          <table:table-cell table:formula="of:=DATE(YEAR([.B19]); MONTH([.B19]); DAY([.B19])+[.C20])" office:value-type="date" office:date-value="2021-06-04" calcext:value-type="date">
            <text:p>06/04/21</text:p>
          </table:table-cell>
          <table:table-cell table:formula="of:=7*30" office:value-type="float" office:value="210" calcext:value-type="float">
            <text:p>210</text:p>
          </table:table-cell>
          <table:table-cell office:value-type="float" office:value="0.1" calcext:value-type="float">
            <text:p>0.1</text:p>
          </table:table-cell>
          <table:table-cell table:formula="of:=1/[.D20]" office:value-type="float" office:value="10" calcext:value-type="float">
            <text:p>10</text:p>
          </table:table-cell>
          <table:table-cell table:formula="of:=[.D20]-[.D19]" office:value-type="float" office:value="0.02" calcext:value-type="float">
            <text:p>0.02</text:p>
          </table:table-cell>
          <table:table-cell table:formula="of:=[.F20]/[.C20]*1000000" office:value-type="float" office:value="95.2380952380953" calcext:value-type="float">
            <text:p>95.24</text:p>
          </table:table-cell>
          <table:table-cell table:formula="of:=[.G20]-[.G19]" office:value-type="float" office:value="-0.915750915750905" calcext:value-type="float">
            <text:p>-0.92</text:p>
          </table:table-cell>
          <table:table-cell table:formula="of:=[.D20]/[.D$3]-1" office:value-type="percentage" office:value="708.97515086972" calcext:value-type="percentage">
            <text:p>70897.52%</text:p>
          </table:table-cell>
          <table:table-cell table:formula="of:=[.D20]/[.D19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20]); MONTH([.B20]); DAY([.B20])+[.C21])" office:value-type="date" office:date-value="2022-03-11" calcext:value-type="date">
            <text:p>03/11/22</text:p>
          </table:table-cell>
          <table:table-cell table:formula="of:=7*40" office:value-type="float" office:value="280" calcext:value-type="float">
            <text:p>280</text:p>
          </table:table-cell>
          <table:table-cell table:formula="of:=0.125" office:value-type="float" office:value="0.125" calcext:value-type="float">
            <text:p>0.125</text:p>
          </table:table-cell>
          <table:table-cell table:formula="of:=1/[.D21]" office:value-type="float" office:value="8" calcext:value-type="float">
            <text:p>8</text:p>
          </table:table-cell>
          <table:table-cell table:formula="of:=[.D21]-[.D20]" office:value-type="float" office:value="0.025" calcext:value-type="float">
            <text:p>0.025</text:p>
          </table:table-cell>
          <table:table-cell table:formula="of:=[.F21]/[.C21]*1000000" office:value-type="float" office:value="89.2857142857143" calcext:value-type="float">
            <text:p>89.29</text:p>
          </table:table-cell>
          <table:table-cell table:formula="of:=[.G21]-[.G20]" office:value-type="float" office:value="-5.95238095238098" calcext:value-type="float">
            <text:p>-5.95</text:p>
          </table:table-cell>
          <table:table-cell table:formula="of:=[.D21]/[.D$3]-1" office:value-type="percentage" office:value="886.468938587149" calcext:value-type="percentage">
            <text:p>88646.89%</text:p>
          </table:table-cell>
          <table:table-cell table:formula="of:=[.D21]/[.D20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21]); MONTH([.B21]); DAY([.B21])+[.C22])" office:value-type="date" office:date-value="2024-08-02" calcext:value-type="date">
            <text:p>08/02/24</text:p>
          </table:table-cell>
          <table:table-cell table:formula="of:=7*125" office:value-type="float" office:value="875" calcext:value-type="float">
            <text:p>875</text:p>
          </table:table-cell>
          <table:table-cell office:value-type="float" office:value="0.2" calcext:value-type="float">
            <text:p>0.2</text:p>
          </table:table-cell>
          <table:table-cell table:formula="of:=1/[.D22]" office:value-type="float" office:value="5" calcext:value-type="float">
            <text:p>5</text:p>
          </table:table-cell>
          <table:table-cell table:formula="of:=[.D22]-[.D21]" office:value-type="float" office:value="0.075" calcext:value-type="float">
            <text:p>0.075</text:p>
          </table:table-cell>
          <table:table-cell table:formula="of:=[.F22]/[.C22]*1000000" office:value-type="float" office:value="85.7142857142857" calcext:value-type="float">
            <text:p>85.71</text:p>
          </table:table-cell>
          <table:table-cell table:formula="of:=[.G22]-[.G21]" office:value-type="float" office:value="-3.57142857142856" calcext:value-type="float">
            <text:p>-3.57</text:p>
          </table:table-cell>
          <table:table-cell table:formula="of:=[.D22]/[.D$3]-1" office:value-type="percentage" office:value="1418.95030173944" calcext:value-type="percentage">
            <text:p>141895.03%</text:p>
          </table:table-cell>
          <table:table-cell table:formula="of:=[.D22]/[.D21]-1" office:value-type="percentage" office:value="0.6" calcext:value-type="percentage">
            <text:p>60.00%</text:p>
          </table:table-cell>
          <table:table-cell table:number-columns-repeated="1014"/>
        </table:table-row>
        <table:table-row table:style-name="ro1">
          <table:table-cell/>
          <table:table-cell table:formula="of:=DATE(YEAR([.B22]); MONTH([.B22]); DAY([.B22])+[.C23])" office:value-type="date" office:date-value="2026-04-24" calcext:value-type="date">
            <text:p>04/24/26</text:p>
          </table:table-cell>
          <table:table-cell table:formula="of:=7*90" office:value-type="float" office:value="630" calcext:value-type="float">
            <text:p>630</text:p>
          </table:table-cell>
          <table:table-cell office:value-type="float" office:value="0.25" calcext:value-type="float">
            <text:p>0.25</text:p>
          </table:table-cell>
          <table:table-cell table:formula="of:=1/[.D23]" office:value-type="float" office:value="4" calcext:value-type="float">
            <text:p>4</text:p>
          </table:table-cell>
          <table:table-cell table:formula="of:=[.D23]-[.D22]" office:value-type="float" office:value="0.05" calcext:value-type="float">
            <text:p>0.05</text:p>
          </table:table-cell>
          <table:table-cell table:formula="of:=[.F23]/[.C23]*1000000" office:value-type="float" office:value="79.3650793650794" calcext:value-type="float">
            <text:p>79.37</text:p>
          </table:table-cell>
          <table:table-cell table:formula="of:=[.G23]-[.G22]" office:value-type="float" office:value="-6.34920634920637" calcext:value-type="float">
            <text:p>-6.35</text:p>
          </table:table-cell>
          <table:table-cell table:formula="of:=[.D23]/[.D$3]-1" office:value-type="percentage" office:value="1773.9378771743" calcext:value-type="percentage">
            <text:p>177393.79%</text:p>
          </table:table-cell>
          <table:table-cell table:formula="of:=[.D23]/[.D22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23]); MONTH([.B23]); DAY([.B23])+[.C24])" office:value-type="date" office:date-value="2032-01-23" calcext:value-type="date">
            <text:p>01/23/32</text:p>
          </table:table-cell>
          <table:table-cell table:formula="of:=7*300" office:value-type="float" office:value="2100" calcext:value-type="float">
            <text:p>2100</text:p>
          </table:table-cell>
          <table:table-cell office:value-type="float" office:value="0.4" calcext:value-type="float">
            <text:p>0.4</text:p>
          </table:table-cell>
          <table:table-cell table:formula="of:=1/[.D24]" office:value-type="float" office:value="2.5" calcext:value-type="float">
            <text:p>2.5</text:p>
          </table:table-cell>
          <table:table-cell table:formula="of:=[.D24]-[.D23]" office:value-type="float" office:value="0.15" calcext:value-type="float">
            <text:p>0.15</text:p>
          </table:table-cell>
          <table:table-cell table:formula="of:=[.F24]/[.C24]*1000000" office:value-type="float" office:value="71.4285714285714" calcext:value-type="float">
            <text:p>71.43</text:p>
          </table:table-cell>
          <table:table-cell table:formula="of:=[.G24]-[.G23]" office:value-type="float" office:value="-7.93650793650792" calcext:value-type="float">
            <text:p>-7.94</text:p>
          </table:table-cell>
          <table:table-cell table:formula="of:=[.D24]/[.D$3]-1" office:value-type="percentage" office:value="2838.90060347888" calcext:value-type="percentage">
            <text:p>283890.06%</text:p>
          </table:table-cell>
          <table:table-cell table:formula="of:=[.D24]/[.D23]-1" office:value-type="percentage" office:value="0.6" calcext:value-type="percentage">
            <text:p>60.00%</text:p>
          </table:table-cell>
          <table:table-cell table:number-columns-repeated="1014"/>
        </table:table-row>
        <table:table-row table:style-name="ro1">
          <table:table-cell/>
          <table:table-cell table:formula="of:=DATE(YEAR([.B24]); MONTH([.B24]); DAY([.B24])+[.C25])" office:value-type="date" office:date-value="2036-05-16" calcext:value-type="date">
            <text:p>05/16/36</text:p>
          </table:table-cell>
          <table:table-cell table:formula="of:=7*225" office:value-type="float" office:value="1575" calcext:value-type="float">
            <text:p>1575</text:p>
          </table:table-cell>
          <table:table-cell office:value-type="float" office:value="0.5" calcext:value-type="float">
            <text:p>0.5</text:p>
          </table:table-cell>
          <table:table-cell table:formula="of:=1/[.D25]" office:value-type="float" office:value="2" calcext:value-type="float">
            <text:p>2</text:p>
          </table:table-cell>
          <table:table-cell table:formula="of:=[.D25]-[.D24]" office:value-type="float" office:value="0.1" calcext:value-type="float">
            <text:p>0.1</text:p>
          </table:table-cell>
          <table:table-cell table:formula="of:=[.F25]/[.C25]*1000000" office:value-type="float" office:value="63.4920634920635" calcext:value-type="float">
            <text:p>63.49</text:p>
          </table:table-cell>
          <table:table-cell table:formula="of:=[.G25]-[.G24]" office:value-type="float" office:value="-7.93650793650796" calcext:value-type="float">
            <text:p>-7.94</text:p>
          </table:table-cell>
          <table:table-cell table:formula="of:=[.D25]/[.D$3]-1" office:value-type="percentage" office:value="3548.8757543486" calcext:value-type="percentage">
            <text:p>354887.58%</text:p>
          </table:table-cell>
          <table:table-cell table:formula="of:=[.D25]/[.D24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25]); MONTH([.B25]); DAY([.B25])+[.C26])" office:value-type="date" office:date-value="2041-08-23" calcext:value-type="date">
            <text:p>08/23/41</text:p>
          </table:table-cell>
          <table:table-cell table:formula="of:=7*275" office:value-type="float" office:value="1925" calcext:value-type="float">
            <text:p>1925</text:p>
          </table:table-cell>
          <table:table-cell office:value-type="float" office:value="0.625" calcext:value-type="float">
            <text:p>0.625</text:p>
          </table:table-cell>
          <table:table-cell table:formula="of:=1/[.D26]" office:value-type="float" office:value="1.6" calcext:value-type="float">
            <text:p>1.6</text:p>
          </table:table-cell>
          <table:table-cell table:formula="of:=[.D26]-[.D25]" office:value-type="float" office:value="0.125" calcext:value-type="float">
            <text:p>0.125</text:p>
          </table:table-cell>
          <table:table-cell table:formula="of:=[.F26]/[.C26]*1000000" office:value-type="float" office:value="64.9350649350649" calcext:value-type="float">
            <text:p>64.94</text:p>
          </table:table-cell>
          <table:table-cell table:formula="of:=[.G26]-[.G25]" office:value-type="float" office:value="1.44300144300146" calcext:value-type="float">
            <text:p>1.44</text:p>
          </table:table-cell>
          <table:table-cell table:formula="of:=[.D26]/[.D$3]-1" office:value-type="percentage" office:value="4436.34469293575" calcext:value-type="percentage">
            <text:p>443634.47%</text:p>
          </table:table-cell>
          <table:table-cell table:formula="of:=[.D26]/[.D25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>
          <table:table-cell/>
          <table:table-cell table:formula="of:=DATE(YEAR([.B26]); MONTH([.B26]); DAY([.B26])+[.C27])" office:value-type="date" office:date-value="2049-04-23" calcext:value-type="date">
            <text:p>04/23/49</text:p>
          </table:table-cell>
          <table:table-cell table:formula="of:=7*400" office:value-type="float" office:value="2800" calcext:value-type="float">
            <text:p>2800</text:p>
          </table:table-cell>
          <table:table-cell office:value-type="float" office:value="0.8" calcext:value-type="float">
            <text:p>0.8</text:p>
          </table:table-cell>
          <table:table-cell table:formula="of:=1/[.D27]" office:value-type="float" office:value="1.25" calcext:value-type="float">
            <text:p>1.25</text:p>
          </table:table-cell>
          <table:table-cell table:formula="of:=[.D27]-[.D26]" office:value-type="float" office:value="0.175" calcext:value-type="float">
            <text:p>0.175</text:p>
          </table:table-cell>
          <table:table-cell table:formula="of:=[.F27]/[.C27]*1000000" office:value-type="float" office:value="62.5" calcext:value-type="float">
            <text:p>62.50</text:p>
          </table:table-cell>
          <table:table-cell table:formula="of:=[.G27]-[.G26]" office:value-type="float" office:value="-2.43506493506491" calcext:value-type="float">
            <text:p>-2.44</text:p>
          </table:table-cell>
          <table:table-cell table:formula="of:=[.D27]/[.D$3]-1" office:value-type="percentage" office:value="5678.80120695776" calcext:value-type="percentage">
            <text:p>567880.12%</text:p>
          </table:table-cell>
          <table:table-cell table:formula="of:=[.D27]/[.D26]-1" office:value-type="percentage" office:value="0.28" calcext:value-type="percentage">
            <text:p>28.00%</text:p>
          </table:table-cell>
          <table:table-cell table:number-columns-repeated="1014"/>
        </table:table-row>
        <table:table-row table:style-name="ro1">
          <table:table-cell/>
          <table:table-cell table:formula="of:=DATE(YEAR([.B27]); MONTH([.B27]); DAY([.B27])+[.C28])" office:value-type="date" office:date-value="2058-11-22" calcext:value-type="date">
            <text:p>11/22/58</text:p>
          </table:table-cell>
          <table:table-cell table:formula="of:=7*500"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table:formula="of:=1/[.D28]" office:value-type="float" office:value="1" calcext:value-type="float">
            <text:p>1</text:p>
          </table:table-cell>
          <table:table-cell table:formula="of:=[.D28]-[.D27]" office:value-type="float" office:value="0.2" calcext:value-type="float">
            <text:p>0.2</text:p>
          </table:table-cell>
          <table:table-cell table:formula="of:=[.F28]/[.C28]*1000000" office:value-type="float" office:value="57.1428571428571" calcext:value-type="float">
            <text:p>57.14</text:p>
          </table:table-cell>
          <table:table-cell table:formula="of:=[.G28]-[.G27]" office:value-type="float" office:value="-5.35714285714288" calcext:value-type="float">
            <text:p>-5.36</text:p>
          </table:table-cell>
          <table:table-cell table:formula="of:=[.D28]/[.D$3]-1" office:value-type="percentage" office:value="7098.7515086972" calcext:value-type="percentage">
            <text:p>709875.15%</text:p>
          </table:table-cell>
          <table:table-cell table:formula="of:=[.D28]/[.D27]-1" office:value-type="percentage" office:value="0.25" calcext:value-type="percentage">
            <text:p>25.00%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office:value-type="string" calcext:value-type="string">
            <text:p>s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0:43:45.39184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9:56:06.925480096</meta:creation-date>
    <dc:date>2018-04-07T11:04:28.846944016</dc:date>
    <meta:editing-duration>PT25M18S</meta:editing-duration>
    <meta:editing-cycles>4</meta:editing-cycles>
    <meta:generator>LibreOffice/5.1.6.2$Linux_X86_64 LibreOffice_project/10m0$Build-2</meta:generator>
    <meta:document-statistic meta:table-count="1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81cm" svg:height="19.71cm" xlink:href=".." xlink:type="simple" chart:class="chart:line" chart:style-name="ch1">
        <chart:title svg:x="15.258cm" svg:y="0.53cm" chart:style-name="ch2">
          <text:p>GG Price Timeline</text:p>
        </chart:title>
        <chart:subtitle svg:x="15.257cm" svg:y="1.703cm" chart:style-name="ch3">
          <text:p>GULD Burn Contract</text:p>
        </chart:subtitle>
        <chart:legend chart:legend-position="end" svg:x="31.376cm" svg:y="9.556cm" style:legend-expansion="high" chart:style-name="ch4"/>
        <chart:plot-area chart:style-name="ch5" table:cell-range-address="Sheet1.B3:Sheet1.B35 Sheet1.D2:Sheet1.D35" chart:data-source-has-labels="both" svg:x="1.696cm" svg:y="2.78cm" svg:width="28.995cm" svg:height="16.536cm">
          <chartooo:coordinate-region svg:x="2.424cm" svg:y="2.98cm" svg:width="28.267cm" svg:height="15.689cm"/>
          <chart:axis chart:dimension="x" chart:name="primary-x" chart:style-name="ch6" chartooo:axis-type="auto">
            <chartooo:date-scale/>
            <chart:categories table:cell-range-address="Sheet1.B3:Sheet1.B35"/>
          </chart:axis>
          <chart:axis chart:dimension="y" chart:name="primary-y" chart:style-name="ch7">
            <chart:title svg:x="0.451cm" svg:y="11.833cm" chart:style-name="ch8">
              <text:p>GULD/GG</text:p>
            </chart:title>
            <chart:grid chart:style-name="ch9" chart:class="major"/>
          </chart:axis>
          <chart:series chart:style-name="ch10" chart:values-cell-range-address="Sheet1.D3:Sheet1.D35" chart:label-cell-address="Sheet1.D2:Sheet1.D2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D/G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43196">
                <text:p>43196</text:p>
                <draw:g>
                  <svg:desc>Sheet1.B3:Sheet1.B35</svg:desc>
                </draw:g>
              </table:table-cell>
              <table:table-cell office:value-type="float" office:value="0.00014085">
                <text:p>0.00014085</text:p>
                <draw:g>
                  <svg:desc>Sheet1.D3:Sheet1.D35</svg:desc>
                </draw:g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43238">
                <text:p>432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273">
                <text:p>43273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43294">
                <text:p>4329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3441">
                <text:p>434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6136">
                <text:p>461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8236">
                <text:p>482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9811">
                <text:p>498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1736">
                <text:p>5173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54536">
                <text:p>545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8036">
                <text:p>58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81cm" svg:height="19.71cm" xlink:href=".." xlink:type="simple" chart:class="chart:line" chart:style-name="ch1">
        <chart:title svg:x="14.795cm" svg:y="0.53cm" chart:style-name="ch2">
          <text:p>GG Price Timeline (1y)</text:p>
        </chart:title>
        <chart:subtitle svg:x="15.257cm" svg:y="1.703cm" chart:style-name="ch3">
          <text:p>GULD Burn Contract</text:p>
        </chart:subtitle>
        <chart:legend chart:legend-position="end" svg:x="31.376cm" svg:y="9.556cm" style:legend-expansion="high" chart:style-name="ch4"/>
        <chart:plot-area chart:style-name="ch5" table:cell-range-address="Sheet1.B3:Sheet1.B12 Sheet1.D2:Sheet1.D12" chart:data-source-has-labels="both" svg:x="1.696cm" svg:y="2.78cm" svg:width="28.995cm" svg:height="16.536cm">
          <chartooo:coordinate-region svg:x="2.794cm" svg:y="2.98cm" svg:width="27.351cm" svg:height="15.689cm"/>
          <chart:axis chart:dimension="x" chart:name="primary-x" chart:style-name="ch6" chartooo:axis-type="auto">
            <chartooo:date-scale/>
            <chart:categories table:cell-range-address="Sheet1.B3:Sheet1.B12"/>
          </chart:axis>
          <chart:axis chart:dimension="y" chart:name="primary-y" chart:style-name="ch7">
            <chart:title svg:x="0.451cm" svg:y="11.833cm" chart:style-name="ch8">
              <text:p>GULD/GG</text:p>
            </chart:title>
            <chart:grid chart:style-name="ch9" chart:class="major"/>
          </chart:axis>
          <chart:series chart:style-name="ch10" chart:values-cell-range-address="Sheet1.D3:Sheet1.D12" chart:label-cell-address="Sheet1.D2:Sheet1.D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D/G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43196">
                <text:p>43196</text:p>
                <draw:g>
                  <svg:desc>Sheet1.B3:Sheet1.B12</svg:desc>
                </draw:g>
              </table:table-cell>
              <table:table-cell office:value-type="float" office:value="0.00014085">
                <text:p>0.00014085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43203">
                <text:p>4320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3217">
                <text:p>432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3224">
                <text:p>4322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43238">
                <text:p>432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273">
                <text:p>43273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43294">
                <text:p>4329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3315">
                <text:p>43315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